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4" style:family="paragraph" style:parent-style-name="Preformatted_20_Text" style:list-style-name="L5">
      <style:paragraph-properties fo:margin-top="0cm" fo:margin-bottom="0.247cm" style:contextual-spacing="false" fo:orphans="2" fo:widows="2" fo:padding="0cm" fo:border="none"/>
      <style:text-properties fo:font-variant="normal" fo:text-transform="none" fo:color="#333333" loext:opacity="100%" fo:letter-spacing="normal" loext:padding="0cm" loext:border="none"/>
    </style:style>
    <style:style style:name="P5" style:family="paragraph" style:parent-style-name="Preformatted_20_Text" style:list-style-name="L5">
      <style:paragraph-properties fo:margin-top="0cm" fo:margin-bottom="0.247cm" style:contextual-spacing="false" fo:line-height="100%" fo:orphans="2" fo:widows="2" fo:padding="0cm" fo:border="none"/>
      <style:text-properties fo:font-variant="normal" fo:text-transform="none" fo:color="#999999" loext:opacity="100%" style:font-name="system-ui" fo:font-size="9pt" fo:letter-spacing="normal" fo:font-style="normal" fo:font-weight="normal" loext:padding="0cm" loext:border="none"/>
    </style:style>
    <style:style style:name="P6" style:family="paragraph" style:parent-style-name="Preformatted_20_Text">
      <style:paragraph-properties fo:margin-top="0cm" fo:margin-bottom="0cm" style:contextual-spacing="false" fo:orphans="2" fo:widows="2" fo:padding="0cm" fo:border="none"/>
    </style:style>
    <style:style style:name="P7" style:family="paragraph" style:parent-style-name="Preformatted_20_Text" style:list-style-name="L5">
      <style:paragraph-properties fo:margin-top="0cm" fo:margin-bottom="0cm" style:contextual-spacing="false" fo:orphans="2" fo:widows="2" fo:padding="0cm" fo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12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13" style:family="paragraph" style:parent-style-name="Text_20_body" style:list-style-name="L9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14" style:family="paragraph" style:parent-style-name="Text_20_body" style:list-style-name="L10">
      <style:paragraph-properties fo:margin-top="0cm" fo:margin-bottom="0cm" style:contextual-spacing="false" fo:orphans="2" fo:widows="2" fo:padding="0cm" fo:border="non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3">
      <style:paragraph-properties fo:margin-top="0cm" fo:margin-bottom="0cm" style:contextual-spacing="false" fo:orphans="2" fo:widows="2" fo:padding="0cm" fo:border="none"/>
    </style:style>
    <style:style style:name="P22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4">
      <style:paragraph-properties fo:margin-top="0cm" fo:margin-bottom="0cm" style:contextual-spacing="false" fo:orphans="2" fo:widows="2" fo:padding="0cm" fo:border="none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5" style:family="paragraph" style:parent-style-name="Text_20_body" style:list-style-name="L5">
      <style:paragraph-properties fo:margin-top="0cm" fo:margin-bottom="0cm" style:contextual-spacing="false" fo:orphans="2" fo:widows="2" fo:padding="0cm" fo:border="none"/>
    </style:style>
    <style:style style:name="P26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7" style:family="paragraph" style:parent-style-name="Text_20_body" style:list-style-name="L6">
      <style:paragraph-properties fo:margin-top="0cm" fo:margin-bottom="0cm" style:contextual-spacing="false" fo:orphans="2" fo:widows="2" fo:padding="0cm" fo:border="none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7">
      <style:paragraph-properties fo:margin-top="0cm" fo:margin-bottom="0cm" style:contextual-spacing="false" fo:orphans="2" fo:widows="2" fo:padding="0cm" fo:border="none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1" style:family="paragraph" style:parent-style-name="Text_20_body" style:list-style-name="L8">
      <style:paragraph-properties fo:margin-top="0cm" fo:margin-bottom="0cm" style:contextual-spacing="false" fo:orphans="2" fo:widows="2" fo:padding="0cm" fo:border="none"/>
    </style:style>
    <style:style style:name="P32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3" style:family="paragraph" style:parent-style-name="Text_20_body" style:list-style-name="L9">
      <style:paragraph-properties fo:margin-top="0cm" fo:margin-bottom="0cm" style:contextual-spacing="false" fo:orphans="2" fo:widows="2" fo:padding="0cm" fo:border="none"/>
    </style:style>
    <style:style style:name="P34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5" style:family="paragraph" style:parent-style-name="Text_20_body" style:list-style-name="L10">
      <style:paragraph-properties fo:margin-top="0cm" fo:margin-bottom="0cm" style:contextual-spacing="false" fo:orphans="2" fo:widows="2" fo:padding="0cm" fo:border="none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11">
      <style:paragraph-properties fo:margin-top="0cm" fo:margin-bottom="0cm" style:contextual-spacing="false" fo:orphans="2" fo:widows="2" fo:padding="0cm" fo:border="none"/>
    </style:style>
    <style:style style:name="T1" style:family="text">
      <style:text-properties style:font-name="system-ui" fo:font-size="9.75pt" fo:font-style="normal" fo:font-weight="normal"/>
    </style:style>
    <style:style style:name="T2" style:family="text">
      <style:text-properties fo:font-variant="normal" fo:text-transform="none" fo:color="#333333" loext:opacity="100%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333333" loext:opacity="100%" style:font-name="system-ui" fo:font-size="9.75pt" fo:letter-spacing="normal" fo:font-style="normal" fo:font-weight="bold"/>
    </style:style>
    <style:style style:name="T4" style:family="text"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system-ui" fo:letter-spacing="normal" fo:font-style="normal" fo:font-weight="bold"/>
    </style:style>
    <style:style style:name="T6" style:family="text">
      <style:text-properties fo:font-variant="normal" fo:text-transform="none" fo:color="#000000" loext:opacity="100%" style:font-name="Droid Sans Mono" fo:font-size="9.7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loext:opacity="100%" fo:letter-spacing="normal" loext:padding="0cm" loext:border="none"/>
    </style:style>
    <style:style style:name="T8" style:family="text">
      <style:text-properties fo:font-variant="normal" fo:text-transform="none" fo:color="#3b3b3b" loext:opacity="100%" style:font-name="system-ui" fo:font-size="9.7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3b3b3b" loext:opacity="100%" style:font-name="system-ui" fo:font-size="9.75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0000ff" loext:opacity="100%" style:font-name="Droid Sans Mono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a31515" loext:opacity="100%" style:font-name="Droid Sans Mono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8000" loext:opacity="100%" style:font-name="Droid Sans Mono" fo:font-size="9.75pt" fo:letter-spacing="normal" fo:font-style="italic" fo:font-weight="normal" loext:padding="0cm" loext:border="none"/>
    </style:style>
    <style:style style:name="T13" style:family="text">
      <style:text-properties fo:font-size="9.75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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bullet text:level="3" text:style-name="Bullet_20_Symbols" loext:num-list-format="%3%." style:num-suffix="." text:bullet-char="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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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2">План проекта: Система управления навигацией</text:span></text:span></text:h>
      <text:h text:style-name="P1" text:outline-level="4"><text:span text:style-name="Strong_20_Emphasis"><text:span text:style-name="T3">1. Обзор проекта</text:span></text:span></text:h>
      <text:p text:style-name="P8">Целью данного проекта является создание отказоустойчивой, масштабируемой и распределенной системы для управления навигационными данными от различных устройств трекинга. Система будет осуществлять прием данных по множеству протоколов (Arnavi, EGTS, NDTP), их обработку и сохранение, а также предоставлять возможности ретрансляции данных и управления через веб-интерфейс.</text:p>
      <text:p text:style-name="P8">Основная архитектура построена по принципу микросервисов, с использованием gRPC для внутренней связи между сервисами и NATS в качестве брокера сообщений для разделения процессов приема данных от их обработки и хранения. Такой дизайн обеспечивает высокую доступность, отказоустойчивость и масштабируемость системы.</text:p>
      <text:h text:style-name="P1" text:outline-level="4"><text:span text:style-name="Strong_20_Emphasis"><text:span text:style-name="T3">2. Архитектура системы</text:span></text:span></text:h>
      <text:p text:style-name="P8">Система будет состоять из следующих основных компонентов, взаимодействующих как показано на схеме ниже.</text:p>
      <text:p text:style-name="P3"> <text:span text:style-name="T13">Copy Insert Export</text:span></text:p>
      <text:p text:style-name="P6"><text:span text:style-name="Source_20_Text"><text:span text:style-name="T6">+-------------------+ <text:s text:c="5"/>+------------------------+ <text:s text:c="5"/>+---------------------+</text:span></text:span></text:p>
      <text:p text:style-name="P6"><text:span text:style-name="Source_20_Text"><text:span text:style-name="T6">| <text:s text:c="18"/>| <text:s text:c="5"/>| <text:s text:c="23"/>| <text:s text:c="5"/>| <text:s text:c="20"/>|</text:span></text:span></text:p>
      <text:p text:style-name="P6"><text:span text:style-name="Source_20_Text"><text:span text:style-name="T6">| <text:s/>Веб-приложение <text:s text:c="2"/>|&lt;----&gt;| <text:s/>2. REST API Шлюз <text:s text:c="5"/>|&lt;----&gt;| <text:s/>3. RECEIVER <text:s text:c="7"/>|</text:span></text:span></text:p>
      <text:p text:style-name="P6"><text:span text:style-name="Source_20_Text"><text:span text:style-name="T6">| <text:s text:c="2"/>(Управляющий UI)| <text:s text:c="5"/>| <text:s text:c="2"/>(gRPC Клиент) <text:s text:c="7"/>| <text:s text:c="5"/>| <text:s/>(Arnavi, EGTS, NDTP)|</text:span></text:span></text:p>
      <text:p text:style-name="P6"><text:span text:style-name="Source_20_Text"><text:span text:style-name="T6">| <text:s text:c="18"/>| <text:s text:c="5"/>| <text:s text:c="23"/>| <text:s text:c="5"/>| <text:s text:c="20"/>|</text:span></text:span></text:p>
      <text:p text:style-name="P6"><text:span text:style-name="Source_20_Text"><text:span text:style-name="T6">+-------------------+ <text:s text:c="5"/>+------------------------+ <text:s text:c="5"/>+---------------------+</text:span></text:span></text:p>
      <text:p text:style-name="P6"><text:span text:style-name="Source_20_Text"><text:span text:style-name="T7"><text:s text:c="7"/></text:span></text:span><text:span text:style-name="Source_20_Text"><text:span text:style-name="T6">^ <text:s text:c="53"/>| (NATS Publisher)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53"/>|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53"/>v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45"/>+-----------------+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13"/>+------------------------+ <text:s text:c="5"/>| <text:s text:c="16"/>|</text:span></text:span></text:p>
      <text:p text:style-name="P6"><text:span text:style-name="Source_20_Text"><text:span text:style-name="T7"><text:s text:c="7"/></text:span></text:span><text:span text:style-name="Source_20_Text"><text:span text:style-name="T6">+--------------| <text:s/>5. RETRANSLATOR <text:s text:c="6"/>|&lt;----&gt;| <text:s/>6. Postgres <text:s text:c="3"/>|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13"/>| <text:s/>(gRPC Клиент) <text:s text:c="8"/>| <text:s text:c="5"/>| <text:s text:c="5"/>БД <text:s text:c="8"/>|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13"/>+------------------------+ <text:s text:c="5"/>| <text:s text:c="16"/>|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21"/>^ <text:s text:c="23"/>+-----------------+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21"/>| (Чтение из БД) <text:s text:c="15"/>^</text:span></text:span></text:p>
      <text:p text:style-name="P6"><text:span text:style-name="Source_20_Text"><text:span text:style-name="T7"><text:s text:c="7"/></text:span></text:span><text:span text:style-name="Source_20_Text"><text:span text:style-name="T6">| <text:s text:c="21"/>| <text:s text:c="29"/>|</text:span></text:span></text:p>
      <text:p text:style-name="P6"><text:span text:style-name="Source_20_Text"><text:span text:style-name="T7"><text:s text:c="7"/></text:span></text:span><text:span text:style-name="Source_20_Text"><text:span text:style-name="T6">+----------------------+------------------------------+</text:span></text:span></text:p>
      <text:p text:style-name="P6"><text:span text:style-name="Source_20_Text"><text:span text:style-name="T7"><text:s text:c="30"/></text:span></text:span><text:span text:style-name="Source_20_Text"><text:span text:style-name="T6">| <text:s text:c="7"/>^</text:span></text:span></text:p>
      <text:p text:style-name="P6"><text:span text:style-name="Source_20_Text"><text:span text:style-name="T7"><text:s text:c="30"/></text:span></text:span><text:span text:style-name="Source_20_Text"><text:span text:style-name="T6">| <text:s text:c="7"/>| (gRPC управление)</text:span></text:span></text:p>
      <text:p text:style-name="P6"><text:span text:style-name="Source_20_Text"><text:span text:style-name="T7"><text:s text:c="30"/></text:span></text:span><text:span text:style-name="Source_20_Text"><text:span text:style-name="T6">v <text:s text:c="7"/>|</text:span></text:span></text:p>
      <text:p text:style-name="P6"><text:span text:style-name="Source_20_Text"><text:span text:style-name="T7"><text:s text:c="24"/></text:span></text:span><text:span text:style-name="Source_20_Text"><text:span text:style-name="T6">+-----------------+</text:span></text:span></text:p>
      <text:p text:style-name="P6"><text:span text:style-name="Source_20_Text"><text:span text:style-name="T7"><text:s text:c="24"/></text:span></text:span><text:span text:style-name="Source_20_Text"><text:span text:style-name="T6">| <text:s text:c="16"/>|</text:span></text:span></text:p>
      <text:p text:style-name="P6"><text:span text:style-name="Source_20_Text"><text:span text:style-name="T7"><text:s text:c="24"/></text:span></text:span><text:span text:style-name="Source_20_Text"><text:span text:style-name="T6">| <text:s text:c="2"/>4. WRITER <text:s text:c="4"/>|</text:span></text:span></text:p>
      <text:p text:style-name="P6"><text:span text:style-name="Source_20_Text"><text:span text:style-name="T7"><text:s text:c="24"/></text:span></text:span><text:span text:style-name="Source_20_Text"><text:span text:style-name="T6">| (NATS Subscriber)|</text:span></text:span></text:p>
      <text:p text:style-name="P6"><text:span text:style-name="Source_20_Text"><text:span text:style-name="T7"><text:s text:c="24"/></text:span></text:span><text:span text:style-name="Source_20_Text"><text:span text:style-name="T6">| <text:s text:c="16"/>|</text:span></text:span></text:p>
      <text:p text:style-name="P6"><text:span text:style-name="Source_20_Text"><text:span text:style-name="T7"><text:s text:c="24"/></text:span></text:span><text:span text:style-name="Source_20_Text"><text:span text:style-name="T6">+-----------------+</text:span></text:span></text:p>
      <text:p text:style-name="P6"/>
      <text:p text:style-name="P15"><text:span text:style-name="Strong_20_Emphasis"><text:span text:style-name="T3">Пояснения к диаграмме:</text:span></text:span></text:p>
      <text:list xml:id="list417581805" text:style-name="L1">
        <text:list-item>
          <text:p text:style-name="P16"><text:span text:style-name="Strong_20_Emphasis"><text:span text:style-name="T3">Веб-приложение</text:span></text:span><text:span text:style-name="T4">: Предоставляет пользовательский интерфейс для управления системой.</text:span></text:p>
        </text:list-item>
        <text:list-item>
          <text:p text:style-name="P17"><text:span text:style-name="Strong_20_Emphasis"><text:span text:style-name="T3">REST API Шлюз (Сервис 2)</text:span></text:span><text:span text:style-name="T4">: Центральная точка входа для всех HTTP-запросов от веб-приложения. Управляет другими сервисами через gRPC.</text:span></text:p>
        </text:list-item>
        <text:list-item>
          <text:p text:style-name="P17"><text:span text:style-name="Strong_20_Emphasis"><text:span text:style-name="T3">RECEIVER (Сервис 3)</text:span></text:span><text:span text:style-name="T4">: Принимает данные от устройств по протоколам TCP/IP (Arnavi, EGTS, NDTP), обрабатывает их и публикует в виде JSON в NATS.</text:span></text:p>
        </text:list-item>
        <text:list-item>
          <text:p text:style-name="P17"><text:span text:style-name="Strong_20_Emphasis"><text:span text:style-name="T3">WRITER (Сервис 4)</text:span></text:span><text:span text:style-name="T4">: Подписывается на сообщения из NATS и сохраняет их в базу данных PostgreSQL.</text:span></text:p>
        </text:list-item>
        <text:list-item>
          <text:p text:style-name="P17"><text:span text:style-name="Strong_20_Emphasis"><text:span text:style-name="T3">RETRANSLATOR (Сервис 5)</text:span></text:span><text:span text:style-name="T4">: Считывает данные из PostgreSQL и ретранслирует их на другие внешние сервера.</text:span></text:p>
        </text:list-item>
        <text:list-item>
          <text:p text:style-name="P17"><text:span text:style-name="Strong_20_Emphasis"><text:span text:style-name="T3">PostgreSQL БД</text:span></text:span><text:span text:style-name="T4">: Централизованное хранилище для всех навигационных данных.</text:span></text:p>
        </text:list-item>
      </text:list>
      <text:p text:style-name="Horizontal_20_Line"/>
      <text:h text:style-name="P1" text:outline-level="4"><text:span text:style-name="Strong_20_Emphasis"><text:span text:style-name="T3">3. Технологический стек</text:span></text:span></text:h>
      <text:list xml:id="list3521217889" text:style-name="L2">
        <text:list-item>
          <text:p text:style-name="P18"><text:span text:style-name="Strong_20_Emphasis"><text:span text:style-name="T3">Язык программирования</text:span></text:span><text:span text:style-name="T4">: </text:span><text:span text:style-name="Strong_20_Emphasis"><text:span text:style-name="T3">Go (Golang)</text:span></text:span><text:span text:style-name="T4">. Идеально подходит для создания высокопроизводительных, конкурентных сетевых сервисов. Отлично работает с gRPC.</text:span></text:p>
        </text:list-item>
        <text:list-item>
          <text:p text:style-name="P19"><text:span text:style-name="Strong_20_Emphasis"><text:span text:style-name="T3">Протоколы взаимодействия</text:span></text:span><text:span text:style-name="T4">:</text:span></text:p>
          <text:list>
            <text:list-item>
              <text:p text:style-name="P18"><text:span text:style-name="Strong_20_Emphasis"><text:span text:style-name="T3">gRPC</text:span></text:span><text:span text:style-name="T4">: Для внутренней связи между сервисами (REST API -&gt; RECEIVER, WRITER, RETRANSLATOR). Обеспечивает высокую производительность и строгую типизацию.</text:span></text:p>
            </text:list-item>
            <text:list-item>
              <text:p text:style-name="P19"><text:span text:style-name="Strong_20_Emphasis"><text:span text:style-name="T3">REST (HTTP/JSON)</text:span></text:span><text:span text:style-name="T4">: Для взаимодействия между Веб-приложением и REST API шлюзом.</text:span></text:p>
            </text:list-item>
            <text:list-item>
              <text:p text:style-name="P19"><text:span text:style-name="Strong_20_Emphasis"><text:span text:style-name="T3">TCP/IP</text:span></text:span><text:span text:style-name="T4">: Для приема данных от устройств в сервисе RECEIVER.</text:span></text:p>
            </text:list-item>
          </text:list>
        </text:list-item>
        <text:list-item>
          <text:p text:style-name="P19"><text:span text:style-name="Strong_20_Emphasis"><text:span text:style-name="T3">Брокер сообщений</text:span></text:span><text:span text:style-name="T4">: </text:span><text:span text:style-name="Strong_20_Emphasis"><text:span text:style-name="T3">NATS</text:span></text:span><text:span text:style-name="T4">: Легковесный и быстрый брокер сообщений, который будет использоваться как буфер между сервисами </text:span><text:span text:style-name="Source_20_Text"><text:span text:style-name="T8">RECEIVER</text:span></text:span><text:span text:style-name="T4"> и </text:span><text:span text:style-name="Source_20_Text"><text:span text:style-name="T8">WRITER</text:span></text:span><text:span text:style-name="T4">, обеспечивая отказоустойчивость и асинхронность.</text:span></text:p>
        </text:list-item>
        <text:list-item>
          <text:p text:style-name="P19"><text:span text:style-name="Strong_20_Emphasis"><text:span text:style-name="T3">База данных</text:span></text:span><text:span text:style-name="T4">: </text:span><text:span text:style-name="Strong_20_Emphasis"><text:span text:style-name="T3">PostgreSQL</text:span></text:span><text:span text:style-name="T4">: Надежная и мощная реляционная база данных для хранения структурированных навигационных данных.</text:span></text:p>
        </text:list-item>
        <text:list-item>
          <text:p text:style-name="P19"><text:span text:style-name="Strong_20_Emphasis"><text:span text:style-name="T3">Мониторинг</text:span></text:span><text:span text:style-name="T4">: </text:span><text:span text:style-name="Strong_20_Emphasis"><text:span text:style-name="T3">Prometheus</text:span></text:span><text:span text:style-name="T4">: Для сбора метрик со всех сервисов. Каждый сервис будет экспонировать метрики на отдельном порту.</text:span></text:p>
        </text:list-item>
        <text:list-item>
          <text:p text:style-name="P19"><text:span text:style-name="Strong_20_Emphasis"><text:span text:style-name="T3">Логирование</text:span></text:span><text:span text:style-name="T4">: Стандартная библиотека </text:span><text:span text:style-name="Source_20_Text"><text:span text:style-name="T8">log</text:span></text:span><text:span text:style-name="T4"> в Go или более продвинутые, например </text:span><text:span text:style-name="Source_20_Text"><text:span text:style-name="T8">zap</text:span></text:span><text:span text:style-name="T4"> или </text:span><text:span text:style-name="Source_20_Text"><text:span text:style-name="T8">logrus</text:span></text:span><text:span text:style-name="T4">, с возможностью ротации логов по дням (например, с помощью </text:span><text:span text:style-name="Source_20_Text"><text:span text:style-name="T8">lumberjack</text:span></text:span><text:span text:style-name="T4">).</text:span></text:p>
        </text:list-item>
      </text:list>
      <text:p text:style-name="Horizontal_20_Line"/>
      <text:h text:style-name="P1" text:outline-level="4"><text:span text:style-name="Strong_20_Emphasis"><text:span text:style-name="T3">4. Детализация модулей (сервисов)</text:span></text:span></text:h>
      <text:h text:style-name="P2" text:outline-level="5"><text:span text:style-name="Strong_20_Emphasis"><text:span text:style-name="T5">Общие характеристики для всех сервисов (2, 3, 4, 5)</text:span></text:span></text:h>
      <text:list xml:id="list3333183929" text:style-name="L3">
        <text:list-item>
          <text:p text:style-name="P20"><text:span text:style-name="Strong_20_Emphasis"><text:span text:style-name="T3">Логирование</text:span></text:span><text:span text:style-name="T4">:</text:span></text:p>
          <text:list>
            <text:list-item>
              <text:p text:style-name="P9">Все логи пишутся во внешний файл.</text:p>
            </text:list-item>
            <text:list-item>
              <text:p text:style-name="P21"><text:span text:style-name="T4">Уровень логирования (Debug, Info, Warn, Error) </text:span><text:span text:style-name="Strong_20_Emphasis"><text:span text:style-name="T3">динамически управляется</text:span></text:span><text:span text:style-name="T4"> через gRPC-вызовы от </text:span><text:span text:style-name="Strong_20_Emphasis"><text:span text:style-name="T3">REST API сервиса (2)</text:span></text:span><text:span text:style-name="T4">.</text:span></text:p>
            </text:list-item>
            <text:list-item>
              <text:p text:style-name="P10">Реализована ротация логов по дням.</text:p>
            </text:list-item>
          </text:list>
        </text:list-item>
        <text:list-item>
          <text:p text:style-name="P21"><text:span text:style-name="Strong_20_Emphasis"><text:span text:style-name="T3">Порты</text:span></text:span><text:span text:style-name="T4">:</text:span></text:p>
          <text:list>
            <text:list-item>
              <text:p text:style-name="P20"><text:span text:style-name="Strong_20_Emphasis"><text:span text:style-name="T3">GRPC порт управления</text:span></text:span><text:span text:style-name="T4">: Каждый сервис слушает gRPC-порт для получения команд от REST API (например, изменение уровня логов, получение статуса).</text:span></text:p>
            </text:list-item>
            <text:list-item>
              <text:p text:style-name="P21"><text:span text:style-name="Strong_20_Emphasis"><text:span text:style-name="T3">Порт мониторинга Prometheus</text:span></text:span><text:span text:style-name="T4">: Каждый сервис экспонирует метрики в формате Prometheus на отдельном HTTP-порту (например, </text:span><text:span text:style-name="Source_20_Text"><text:span text:style-name="T8">/metrics</text:span></text:span><text:span text:style-name="T4">).</text:span></text:p>
            </text:list-item>
          </text:list>
        </text:list-item>
      </text:list>
      <text:p text:style-name="Horizontal_20_Line"/>
      <text:h text:style-name="P2" text:outline-level="5"><text:span text:style-name="Strong_20_Emphasis"><text:span text:style-name="T5">Сервис 2: REST API Gateway</text:span></text:span></text:h>
      <text:list xml:id="list2862487692" text:style-name="L4">
        <text:list-item>
          <text:p text:style-name="P22"><text:span text:style-name="Strong_20_Emphasis"><text:span text:style-name="T3">Назначение</text:span></text:span><text:span text:style-name="T4">: Центральный "мозг" системы. Предоставляет REST API для веб-приложения и управляет всеми остальными сервисами через gRPC.</text:span></text:p>
        </text:list-item>
        <text:list-item>
          <text:p text:style-name="P23"><text:span text:style-name="Strong_20_Emphasis"><text:span text:style-name="T3">Основные функции</text:span></text:span><text:span text:style-name="T4">:</text:span></text:p>
          <text:list>
            <text:list-item>
              <text:p text:style-name="P11">Обработка HTTP-запросов от веб-приложения (аутентификация, авторизация).</text:p>
            </text:list-item>
            <text:list-item>
              <text:p text:style-name="P23"><text:span text:style-name="Strong_20_Emphasis"><text:span text:style-name="T3">Управление логированием</text:span></text:span><text:span text:style-name="T4">: отправляет gRPC-команды всем остальным сервисам для установки нужного уровня логирования.</text:span></text:p>
            </text:list-item>
            <text:list-item>
              <text:p text:style-name="P23"><text:span text:style-name="Strong_20_Emphasis"><text:span text:style-name="T3">Получение статуса</text:span></text:span><text:span text:style-name="T4">: может запрашивать статус работы других сервисов (например, открытые порты у RECEIVER).</text:span></text:p>
            </text:list-item>
            <text:list-item>
              <text:p text:style-name="P23"><text:span text:style-name="Strong_20_Emphasis"><text:span text:style-name="T3">Предоставление данных для UI</text:span></text:span><text:span text:style-name="T4">: например, для эндпоинта </text:span><text:span text:style-name="Source_20_Text"><text:span text:style-name="T8">GET /controller/smType</text:span></text:span><text:span text:style-name="T4">, он может либо хранить эту информацию сам, либо запрашивать ее у соответствующего сервиса (например, у WRITER или RETRANSLATOR).</text:span></text:p>
            </text:list-item>
          </text:list>
        </text:list-item>
        <text:list-item>
          <text:p text:style-name="P23"><text:span text:style-name="Strong_20_Emphasis"><text:span text:style-name="T3">Структура</text:span></text:span><text:span text:style-name="T4">: Типичный REST-сервер на Go с использованием фреймворка (например, </text:span><text:span text:style-name="Source_20_Text"><text:span text:style-name="T8">Gin</text:span></text:span><text:span text:style-name="T4"> или </text:span><text:span text:style-name="Source_20_Text"><text:span text:style-name="T8">Echo</text:span></text:span><text:span text:style-name="T4">) и gRPC-клиента для общения с другими сервисами.</text:span></text:p>
        </text:list-item>
      </text:list>
      <text:p text:style-name="Horizontal_20_Line"/>
      <text:h text:style-name="P2" text:outline-level="5"><text:span text:style-name="Strong_20_Emphasis"><text:span text:style-name="T5">Сервис 3: RECEIVER</text:span></text:span></text:h>
      <text:list xml:id="list1213289644" text:style-name="L5">
        <text:list-item>
          <text:p text:style-name="P24"><text:span text:style-name="Strong_20_Emphasis"><text:span text:style-name="T3">Назначение</text:span></text:span><text:span text:style-name="T4">: Прием и первичная обработка данных от трекинговых устройств.</text:span></text:p>
        </text:list-item>
        <text:list-item>
          <text:p text:style-name="P24"><text:span text:style-name="Strong_20_Emphasis"><text:span text:style-name="T3">Основные функции</text:span></text:span><text:span text:style-name="T4">:</text:span></text:p>
          <text:list>
            <text:list-item>
              <text:p text:style-name="P24"><text:span text:style-name="Strong_20_Emphasis"><text:span text:style-name="T3">Управление подключениями</text:span></text:span><text:span text:style-name="T4">: Может открывать несколько TCP-портов для прослушивания, каждый для своего протокола (Arnavi, EGTS, NDTP). Конфигурация портов должна быть гибкой (например, через файл конфигурации или gRPC-команды от API).</text:span></text:p>
            </text:list-item>
            <text:list-item>
              <text:p text:style-name="P25"><text:span text:style-name="Strong_20_Emphasis"><text:span text:style-name="T3">Обработка протоколов</text:span></text:span><text:span text:style-name="T4">: Для каждого протокола реализована логика:</text:span></text:p>
              <text:list>
                <text:list-item>
                  <text:p text:style-name="P24"><text:span text:style-name="Strong_20_Emphasis"><text:span text:style-name="T3">Авторизация</text:span></text:span><text:span text:style-name="T4">: Проверка идентификатора устройства (TID).</text:span></text:p>
                </text:list-item>
                <text:list-item>
                  <text:p text:style-name="P25"><text:span text:style-name="Strong_20_Emphasis"><text:span text:style-name="T3">Парсинг данных</text:span></text:span><text:span text:style-name="T4">: Преобразование двоичного потока данных в универсальную структуру.</text:span></text:p>
                </text:list-item>
                <text:list-item>
                  <text:p text:style-name="P25"><text:span text:style-name="Strong_20_Emphasis"><text:span text:style-name="T3">Отправка команд</text:span></text:span><text:span text:style-name="T4">: Возможность отправить команду обратно на устройство (например, запросить конфигурацию или перезагрузить).</text:span></text:p>
                </text:list-item>
              </text:list>
            </text:list-item>
            <text:list-item>
              <text:p text:style-name="P25"><text:span text:style-name="Strong_20_Emphasis"><text:span text:style-name="T3">Публикация в NATS</text:span></text:span><text:span text:style-name="T4">: После успешного парсинга, данные преобразуются в JSON и публикуются в определенный топик NATS.</text:span></text:p>
            </text:list-item>
          </text:list>
        </text:list-item>
        <text:list-item>
          <text:p text:style-name="P24"><text:span text:style-name="Strong_20_Emphasis"><text:span text:style-name="T3">Поведение при ошибках</text:span></text:span><text:span text:style-name="T4">:</text:span></text:p>
          <text:list>
            <text:list-item>
              <text:p text:style-name="P24"><text:span text:style-name="Strong_20_Emphasis"><text:span text:style-name="T3">Если NATS недоступен</text:span></text:span><text:span text:style-name="T4">: Сервис немедленно закрывает все прослушиваемые TCP-порты. Он переходит в режим "повторного подключения", периодически проверяя доступность NATS.</text:span></text:p>
            </text:list-item>
            <text:list-item>
              <text:p text:style-name="P25"><text:span text:style-name="Strong_20_Emphasis"><text:span text:style-name="T3">Когда NATS снова доступен</text:span></text:span><text:span text:style-name="T4">: Сервис автоматически открывает все сконфигурированные TCP-порты и возобновляет прием данных.</text:span></text:p>
            </text:list-item>
          </text:list>
        </text:list-item>
        <text:list-item>
          <text:p text:style-name="P24"><text:span text:style-name="Strong_20_Emphasis"><text:span text:style-name="T3">Структура данных</text:span></text:span><text:span text:style-name="T4">: Принимает от устройств данные и преобразует их в следующую структуру для отправки в NATS:</text:span></text:p>
          <text:p text:style-name="P5">go</text:p>
          <text:p text:style-name="P4"> <text:span text:style-name="T1">Copy Insert Export</text:span></text:p>
          <text:p text:style-name="P7"><text:span text:style-name="Source_20_Text"><text:span text:style-name="T10">type</text:span></text:span><text:span text:style-name="Source_20_Text"><text:span text:style-name="T6"> NavigationData </text:span></text:span><text:span text:style-name="Source_20_Text"><text:span text:style-name="T10">struct</text:span></text:span><text:span text:style-name="Source_20_Text"><text:span text:style-name="T6"> {</text:span></text:span></text:p>
          <text:p text:style-name="P7"><text:span text:style-name="Source_20_Text"><text:span text:style-name="T7"><text:s text:c="4"/></text:span></text:span><text:span text:style-name="Source_20_Text"><text:span text:style-name="T6">Client <text:s text:c="13"/></text:span></text:span><text:span text:style-name="Source_20_Text"><text:span text:style-name="T10">uint32</text:span></text:span><text:span text:style-name="Source_20_Text"><text:span text:style-name="T6"> </text:span></text:span><text:span text:style-name="Source_20_Text"><text:span text:style-name="T11">`json:"tid"`</text:span></text:span><text:span text:style-name="Source_20_Text"><text:span text:style-name="T6"> <text:s text:c="9"/></text:span></text:span><text:span text:style-name="Source_20_Text"><text:span text:style-name="T12">// ID устройства/транспорта</text:span></text:span></text:p>
          <text:p text:style-name="P7"><text:span text:style-name="Source_20_Text"><text:span text:style-name="T7"><text:s text:c="4"/></text:span></text:span><text:span text:style-name="Source_20_Text"><text:span text:style-name="T6">PacketID <text:s text:c="11"/></text:span></text:span><text:span text:style-name="Source_20_Text"><text:span text:style-name="T10">uint32</text:span></text:span><text:span text:style-name="Source_20_Text"><text:span text:style-name="T6"> </text:span></text:span><text:span text:style-name="Source_20_Text"><text:span text:style-name="T11">`json:"pk_id"`</text:span></text:span><text:span text:style-name="Source_20_Text"><text:span text:style-name="T6"> <text:s text:c="7"/></text:span></text:span><text:span text:style-name="Source_20_Text"><text:span text:style-name="T12">// ID пакета</text:span></text:span></text:p>
          <text:p text:style-name="P7"><text:span text:style-name="Source_20_Text"><text:span text:style-name="T7"><text:s text:c="4"/></text:span></text:span><text:span text:style-name="Source_20_Text"><text:span text:style-name="T6">NavigationTimestamp </text:span></text:span><text:span text:style-name="Source_20_Text"><text:span text:style-name="T10">uint32</text:span></text:span><text:span text:style-name="Source_20_Text"><text:span text:style-name="T6"> </text:span></text:span><text:span text:style-name="Source_20_Text"><text:span text:style-name="T11">`json:"nav_time"`</text:span></text:span><text:span text:style-name="Source_20_Text"><text:span text:style-name="T6"> <text:s text:c="4"/></text:span></text:span><text:span text:style-name="Source_20_Text"><text:span text:style-name="T12">// Время навигации (UTC)</text:span></text:span></text:p>
          <text:p text:style-name="P7"><text:span text:style-name="Source_20_Text"><text:span text:style-name="T7"><text:s text:c="4"/></text:span></text:span><text:span text:style-name="Source_20_Text"><text:span text:style-name="T6">ReceivedTimestamp <text:s text:c="2"/></text:span></text:span><text:span text:style-name="Source_20_Text"><text:span text:style-name="T10">uint32</text:span></text:span><text:span text:style-name="Source_20_Text"><text:span text:style-name="T6"> </text:span></text:span><text:span text:style-name="Source_20_Text"><text:span text:style-name="T11">`json:"rec_time"`</text:span></text:span><text:span text:style-name="Source_20_Text"><text:span text:style-name="T6"> <text:s text:c="4"/></text:span></text:span><text:span text:style-name="Source_20_Text"><text:span text:style-name="T12">// Время получения сервером</text:span></text:span></text:p>
          <text:p text:style-name="P7"><text:span text:style-name="Source_20_Text"><text:span text:style-name="T7"><text:s text:c="4"/></text:span></text:span><text:span text:style-name="Source_20_Text"><text:span text:style-name="T6">Latitude <text:s text:c="11"/></text:span></text:span><text:span text:style-name="Source_20_Text"><text:span text:style-name="T10">uint32</text:span></text:span><text:span text:style-name="Source_20_Text"><text:span text:style-name="T6"> </text:span></text:span><text:span text:style-name="Source_20_Text"><text:span text:style-name="T11">`json:"lat"`</text:span></text:span><text:span text:style-name="Source_20_Text"><text:span text:style-name="T6"> <text:s text:c="9"/></text:span></text:span><text:span text:style-name="Source_20_Text"><text:span text:style-name="T12">// Широта</text:span></text:span></text:p>
          <text:p text:style-name="P7"><text:span text:style-name="Source_20_Text"><text:span text:style-name="T7"><text:s text:c="4"/></text:span></text:span><text:span text:style-name="Source_20_Text"><text:span text:style-name="T6">Longitude <text:s text:c="10"/></text:span></text:span><text:span text:style-name="Source_20_Text"><text:span text:style-name="T10">uint32</text:span></text:span><text:span text:style-name="Source_20_Text"><text:span text:style-name="T6"> </text:span></text:span><text:span text:style-name="Source_20_Text"><text:span text:style-name="T11">`json:"lng"`</text:span></text:span><text:span text:style-name="Source_20_Text"><text:span text:style-name="T6"> <text:s text:c="9"/></text:span></text:span><text:span text:style-name="Source_20_Text"><text:span text:style-name="T12">// Долгота</text:span></text:span></text:p>
          <text:p text:style-name="P7"><text:span text:style-name="Source_20_Text"><text:span text:style-name="T7"><text:s text:c="4"/></text:span></text:span><text:span text:style-name="Source_20_Text"><text:span text:style-name="T6">Speed <text:s text:c="14"/></text:span></text:span><text:span text:style-name="Source_20_Text"><text:span text:style-name="T10">uint16</text:span></text:span><text:span text:style-name="Source_20_Text"><text:span text:style-name="T6"> </text:span></text:span><text:span text:style-name="Source_20_Text"><text:span text:style-name="T11">`json:"speed"`</text:span></text:span><text:span text:style-name="Source_20_Text"><text:span text:style-name="T6"> <text:s text:c="7"/></text:span></text:span><text:span text:style-name="Source_20_Text"><text:span text:style-name="T12">// Скорость</text:span></text:span></text:p>
          <text:p text:style-name="P7"><text:span text:style-name="Source_20_Text"><text:span text:style-name="T7"><text:s text:c="4"/></text:span></text:span><text:span text:style-name="Source_20_Text"><text:span text:style-name="T6">Odometer <text:s text:c="11"/></text:span></text:span><text:span text:style-name="Source_20_Text"><text:span text:style-name="T10">uint32</text:span></text:span><text:span text:style-name="Source_20_Text"><text:span text:style-name="T6"> </text:span></text:span><text:span text:style-name="Source_20_Text"><text:span text:style-name="T11">`json:"odm"`</text:span></text:span><text:span text:style-name="Source_20_Text"><text:span text:style-name="T6"> <text:s text:c="8"/></text:span></text:span><text:span text:style-name="Source_20_Text"><text:span text:style-name="T12">// Одометр</text:span></text:span></text:p>
          <text:p text:style-name="P7"><text:span text:style-name="Source_20_Text"><text:span text:style-name="T7"><text:s text:c="4"/></text:span></text:span><text:span text:style-name="Source_20_Text"><text:span text:style-name="T6">Course <text:s text:c="13"/></text:span></text:span><text:span text:style-name="Source_20_Text"><text:span text:style-name="T10">uint8</text:span></text:span><text:span text:style-name="Source_20_Text"><text:span text:style-name="T6"> <text:s/></text:span></text:span><text:span text:style-name="Source_20_Text"><text:span text:style-name="T11">`json:"course"`</text:span></text:span><text:span text:style-name="Source_20_Text"><text:span text:style-name="T6"> <text:s text:c="5"/></text:span></text:span><text:span text:style-name="Source_20_Text"><text:span text:style-name="T12">// Курс</text:span></text:span></text:p>
          <text:p text:style-name="P7"><text:span text:style-name="Source_20_Text"><text:span text:style-name="T6">}</text:span></text:span></text:p>
        </text:list-item>
        <text:list-item>
          <text:p text:style-name="P24"><text:span text:style-name="Strong_20_Emphasis"><text:span text:style-name="T3">Расширяемость</text:span></text:span><text:span text:style-name="T4">: Архитектура должна позволять легко добавлять новые протоколы, создавая новые обработчики, реализующие общий интерфейс.</text:span></text:p>
        </text:list-item>
      </text:list>
      <text:p text:style-name="Horizontal_20_Line"/>
      <text:h text:style-name="P2" text:outline-level="5"><text:span text:style-name="Strong_20_Emphasis"><text:span text:style-name="T5">Сервис 4: WRITER</text:span></text:span></text:h>
      <text:list xml:id="list14771034" text:style-name="L6">
        <text:list-item>
          <text:p text:style-name="P26"><text:span text:style-name="Strong_20_Emphasis"><text:span text:style-name="T3">Назначение</text:span></text:span><text:span text:style-name="T4">: Надежное сохранение данных в базу данных.</text:span></text:p>
        </text:list-item>
        <text:list-item>
          <text:p text:style-name="P27"><text:span text:style-name="Strong_20_Emphasis"><text:span text:style-name="T3">Основные функции</text:span></text:span><text:span text:style-name="T4">:</text:span></text:p>
          <text:list>
            <text:list-item>
              <text:p text:style-name="P26"><text:span text:style-name="Strong_20_Emphasis"><text:span text:style-name="T3">Подписка на NATS</text:span></text:span><text:span text:style-name="T4">: Подключается к NATS и подписывается на топик, в который пишет </text:span><text:span text:style-name="Source_20_Text"><text:span text:style-name="T8">RECEIVER</text:span></text:span><text:span text:style-name="T4">.</text:span></text:p>
            </text:list-item>
            <text:list-item>
              <text:p text:style-name="P27"><text:span text:style-name="Strong_20_Emphasis"><text:span text:style-name="T3">Обработка сообщений</text:span></text:span><text:span text:style-name="T4">: Получает сообщения в формате JSON, десериализует их в структуру </text:span><text:span text:style-name="Source_20_Text"><text:span text:style-name="T8">NavigationData</text:span></text:span><text:span text:style-name="T4">.</text:span></text:p>
            </text:list-item>
            <text:list-item>
              <text:p text:style-name="P27"><text:span text:style-name="Strong_20_Emphasis"><text:span text:style-name="T3">Запись в PostgreSQL</text:span></text:span><text:span text:style-name="T4">: Подключается к базе данных и выполняет вставку полученных данных в соответствующую таблицу.</text:span></text:p>
            </text:list-item>
          </text:list>
        </text:list-item>
        <text:list-item>
          <text:p text:style-name="P27"><text:span text:style-name="Strong_20_Emphasis"><text:span text:style-name="T3">Поведение при ошибках</text:span></text:span><text:span text:style-name="T4">:</text:span></text:p>
          <text:list>
            <text:list-item>
              <text:p text:style-name="P26"><text:span text:style-name="Strong_20_Emphasis"><text:span text:style-name="T3">Если PostgreSQL недоступен</text:span></text:span><text:span text:style-name="T4">: Сервис должен продолжать принимать сообщения из NATS, но сохранять их во внутренней очереди в памяти или на диске (для большей надежности). Периодически пытаться переподключиться к БД и записать накопленные данные. Это предотвратит потерю данных при кратковременных сбоях БД.</text:span></text:p>
            </text:list-item>
            <text:list-item>
              <text:p text:style-name="P27"><text:span text:style-name="Strong_20_Emphasis"><text:span text:style-name="T3">Если NATS недоступен</text:span></text:span><text:span text:style-name="T4">: Сервис просто не получает новые данные. После восстановления соединения он продолжит работу с того места, где остановился.</text:span></text:p>
            </text:list-item>
          </text:list>
        </text:list-item>
      </text:list>
      <text:p text:style-name="Horizontal_20_Line"/>
      <text:h text:style-name="P2" text:outline-level="5"><text:span text:style-name="Strong_20_Emphasis"><text:span text:style-name="T5">Сервис 5: RETRANSLATOR</text:span></text:span></text:h>
      <text:list xml:id="list2339478405" text:style-name="L7">
        <text:list-item>
          <text:p text:style-name="P28"><text:span text:style-name="Strong_20_Emphasis"><text:span text:style-name="T3">Назначение</text:span></text:span><text:span text:style-name="T4">: Ретрансляция накопленных данных на внешние сервера.</text:span></text:p>
        </text:list-item>
        <text:list-item>
          <text:p text:style-name="P29"><text:span text:style-name="Strong_20_Emphasis"><text:span text:style-name="T3">Основные функции</text:span></text:span><text:span text:style-name="T4">:</text:span></text:p>
          <text:list>
            <text:list-item>
              <text:p text:style-name="P28"><text:span text:style-name="Strong_20_Emphasis"><text:span text:style-name="T3">Чтение из PostgreSQL</text:span></text:span><text:span text:style-name="T4">: Периодически или по триггеру (например, по gRPC-команде от API) подключается к базе и считывает новые данные, которые еще не были ретранслированы. В таблице должен быть флаг </text:span><text:span text:style-name="Source_20_Text"><text:span text:style-name="T8">is_sent</text:span></text:span><text:span text:style-name="T4"> или поле </text:span><text:span text:style-name="Source_20_Text"><text:span text:style-name="T8">sent_at</text:span></text:span><text:span text:style-name="T4"> для отслеживания статуса ретрансляции.</text:span></text:p>
            </text:list-item>
            <text:list-item>
              <text:p text:style-name="P29"><text:span text:style-name="Strong_20_Emphasis"><text:span text:style-name="T3">Отправка данных</text:span></text:span><text:span text:style-name="T4">: Отправляет считанные данные на один или несколько внешних серверов по указанному протоколу (например, HTTP POST или другой кастомный протокол). Логика отправки должна быть конфигурируемой.</text:span></text:p>
            </text:list-item>
            <text:list-item>
              <text:p text:style-name="P29"><text:span text:style-name="Strong_20_Emphasis"><text:span text:style-name="T3">Обновление статуса</text:span></text:span><text:span text:style-name="T4">: После успешной отправки данных на внешний сервер, сервис обновляет соответствующие записи в БД, помечая их как отправленные.</text:span></text:p>
            </text:list-item>
          </text:list>
        </text:list-item>
        <text:list-item>
          <text:p text:style-name="P29"><text:span text:style-name="Strong_20_Emphasis"><text:span text:style-name="T3">Поведение при ошибках</text:span></text:span><text:span text:style-name="T4">:</text:span></text:p>
          <text:list>
            <text:list-item>
              <text:p text:style-name="P28"><text:span text:style-name="Strong_20_Emphasis"><text:span text:style-name="T3">Если внешний сервер недоступен</text:span></text:span><text:span text:style-name="T4">: Сервис должен повторить попытку отправки позже, реализовав механизм экспоненциальной задержки (exponential backoff). Данные не должны помечаться как отправленные, пока не будет подтверждена их успешная доставка.</text:span></text:p>
            </text:list-item>
          </text:list>
        </text:list-item>
      </text:list>
      <text:p text:style-name="Horizontal_20_Line"/>
      <text:h text:style-name="P1" text:outline-level="4"><text:span text:style-name="Strong_20_Emphasis"><text:span text:style-name="T3">5. План реализации (по шагам)</text:span></text:span></text:h>
      <text:p text:style-name="P15"><text:span text:style-name="Strong_20_Emphasis"><text:span text:style-name="T3">Этап 1: Настройка инфраструктуры и общих компонентов</text:span></text:span></text:p>
      <text:list xml:id="list551272784" text:style-name="L8">
        <text:list-item>
          <text:p text:style-name="P30"><text:span text:style-name="Strong_20_Emphasis"><text:span text:style-name="T3">Структура репозитория</text:span></text:span><text:span text:style-name="T4">: Организовать репозиторий (как в </text:span><text:span text:style-name="Source_20_Text"><text:span text:style-name="T8">rackov/NavControlSystem.git</text:span></text:span><text:span text:style-name="T4">) с папками для каждого сервиса (</text:span><text:span text:style-name="Source_20_Text"><text:span text:style-name="T8">cmd/receiver</text:span></text:span><text:span text:style-name="T4">, </text:span><text:span text:style-name="Source_20_Text"><text:span text:style-name="T8">cmd/writer</text:span></text:span><text:span text:style-name="T4">, и т.д.) и общей папкой </text:span><text:span text:style-name="Source_20_Text"><text:span text:style-name="T8">pkg</text:span></text:span><text:span text:style-name="T4"> для совместно используемого кода.</text:span></text:p>
        </text:list-item>
        <text:list-item>
          <text:p text:style-name="P31"><text:span text:style-name="Strong_20_Emphasis"><text:span text:style-name="T3">Общие пакеты (</text:span></text:span><text:span text:style-name="Strong_20_Emphasis"><text:span text:style-name="Source_20_Text"><text:span text:style-name="T9">pkg</text:span></text:span></text:span><text:span text:style-name="Strong_20_Emphasis"><text:span text:style-name="T3">)</text:span></text:span><text:span text:style-name="T4">:</text:span></text:p>
          <text:list>
            <text:list-item>
              <text:p text:style-name="P30"><text:span text:style-name="Source_20_Text"><text:span text:style-name="T8">pkg/config</text:span></text:span><text:span text:style-name="T4">: Создать структуру для управления конфигурацией (через файлы, переменные окружения).</text:span></text:p>
            </text:list-item>
            <text:list-item>
              <text:p text:style-name="P31"><text:span text:style-name="Source_20_Text"><text:span text:style-name="T8">pkg/logger</text:span></text:span><text:span text:style-name="T4">: Реализовать универсальный логгер с поддержкой ротации по дням и возможностью динамического изменения уровня.</text:span></text:p>
            </text:list-item>
            <text:list-item>
              <text:p text:style-name="P31"><text:span text:style-name="Source_20_Text"><text:span text:style-name="T8">pkg/grpc</text:span></text:span><text:span text:style-name="T4">: Создать файл </text:span><text:span text:style-name="Source_20_Text"><text:span text:style-name="T8">proto/service.proto</text:span></text:span><text:span text:style-name="T4">, определить все gRPC-сервисы и сообщения (например, </text:span><text:span text:style-name="Source_20_Text"><text:span text:style-name="T8">SetLogLevelRequest</text:span></text:span><text:span text:style-name="T4">, </text:span><text:span text:style-name="Source_20_Text"><text:span text:style-name="T8">GetStatusResponse</text:span></text:span><text:span text:style-name="T4">). Сгенерировать Go-код из </text:span><text:span text:style-name="Source_20_Text"><text:span text:style-name="T8">.proto</text:span></text:span><text:span text:style-name="T4"> файла.</text:span></text:p>
            </text:list-item>
            <text:list-item>
              <text:p text:style-name="P31"><text:span text:style-name="Source_20_Text"><text:span text:style-name="T8">pkg/models</text:span></text:span><text:span text:style-name="T4">: Определить общие структуры данных, такие как </text:span><text:span text:style-name="Source_20_Text"><text:span text:style-name="T8">NavigationData</text:span></text:span><text:span text:style-name="T4">.</text:span></text:p>
            </text:list-item>
            <text:list-item>
              <text:p text:style-name="P31"><text:span text:style-name="Source_20_Text"><text:span text:style-name="T8">pkg/monitoring</text:span></text:span><text:span text:style-name="T4">: Создать простой хэлпер для инициализации и запуска Prometheus-экспортера на указанном порту.</text:span></text:p>
            </text:list-item>
          </text:list>
        </text:list-item>
        <text:list-item>
          <text:p text:style-name="P31"><text:span text:style-name="Strong_20_Emphasis"><text:span text:style-name="T3">Docker</text:span></text:span><text:span text:style-name="T4">: Создать </text:span><text:span text:style-name="Source_20_Text"><text:span text:style-name="T8">Dockerfile</text:span></text:span><text:span text:style-name="T4"> для каждого сервиса и </text:span><text:span text:style-name="Source_20_Text"><text:span text:style-name="T8">docker-compose.yml</text:span></text:span><text:span text:style-name="T4"> для удобного запуска всей системы (NATS, PostgreSQL, все сервисы) в локальной среде разработки.</text:span></text:p>
        </text:list-item>
      </text:list>
      <text:p text:style-name="P15"><text:span text:style-name="Strong_20_Emphasis"><text:span text:style-name="T3">Этап 2: Разработка сервисов</text:span></text:span></text:p>
      <text:list xml:id="list4053959119" text:style-name="L9">
        <text:list-item>
          <text:p text:style-name="P32"><text:span text:style-name="Strong_20_Emphasis"><text:span text:style-name="T3">Сервис WRITER</text:span></text:span><text:span text:style-name="T4">:</text:span></text:p>
          <text:list>
            <text:list-item>
              <text:p text:style-name="P12">Начать с самого простого сервиса.</text:p>
            </text:list-item>
            <text:list-item>
              <text:p text:style-name="P13">Реализовать подписку на NATS.</text:p>
            </text:list-item>
            <text:list-item>
              <text:p text:style-name="P13">Реализовать подключение к PostgreSQL и вставку данных.</text:p>
            </text:list-item>
            <text:list-item>
              <text:p text:style-name="P13">Добавить обработку ошибок и внутреннюю очередь на случай недоступности БД.</text:p>
            </text:list-item>
            <text:list-item>
              <text:p text:style-name="P13">Интегрировать общий логгер и Prometheus.</text:p>
            </text:list-item>
          </text:list>
        </text:list-item>
        <text:list-item>
          <text:p text:style-name="P32"><text:span text:style-name="Strong_20_Emphasis"><text:span text:style-name="T3">Сервис RECEIVER</text:span></text:span><text:span text:style-name="T4">:</text:span></text:p>
          <text:list>
            <text:list-item>
              <text:p text:style-name="P12">Реализовать gRPC-сервер для управления.</text:p>
            </text:list-item>
            <text:list-item>
              <text:p text:style-name="P33"><text:span text:style-name="T4">Реализовать логику для </text:span><text:span text:style-name="Strong_20_Emphasis"><text:span text:style-name="T3">одного</text:span></text:span><text:span text:style-name="T4"> протокола (например, EGTS): открытие TCP-порта, авторизация, парсинг.</text:span></text:p>
            </text:list-item>
            <text:list-item>
              <text:p text:style-name="P13">Реализовать публикацию в NATS.</text:p>
            </text:list-item>
            <text:list-item>
              <text:p text:style-name="P33"><text:span text:style-name="Strong_20_Emphasis"><text:span text:style-name="T3">Ключевая задача</text:span></text:span><text:span text:style-name="T4">: Реализовать логику закрытия портов при недоступности NATS и их повторного открытия.</text:span></text:p>
            </text:list-item>
            <text:list-item>
              <text:p text:style-name="P13">Добавить остальные протоколы (Arnavi, NDTP) по аналогии.</text:p>
            </text:list-item>
            <text:list-item>
              <text:p text:style-name="P13">Интегрировать общий логгер и Prometheus.</text:p>
            </text:list-item>
          </text:list>
        </text:list-item>
        <text:list-item>
          <text:p text:style-name="P32"><text:span text:style-name="Strong_20_Emphasis"><text:span text:style-name="T3">Сервис REST API Gateway</text:span></text:span><text:span text:style-name="T4">:</text:span></text:p>
          <text:list>
            <text:list-item>
              <text:p text:style-name="P12">Реализовать REST-сервер (например, на Gin).</text:p>
            </text:list-item>
            <text:list-item>
              <text:p text:style-name="P33"><text:span text:style-name="T4">Реализовать gRPC-клиентов для подключения к </text:span><text:span text:style-name="Source_20_Text"><text:span text:style-name="T8">WRITER</text:span></text:span><text:span text:style-name="T4">, </text:span><text:span text:style-name="Source_20_Text"><text:span text:style-name="T8">RECEIVER</text:span></text:span><text:span text:style-name="T4">, </text:span><text:span text:style-name="Source_20_Text"><text:span text:style-name="T8">RETRANSLATOR</text:span></text:span><text:span text:style-name="T4">.</text:span></text:p>
            </text:list-item>
            <text:list-item>
              <text:p text:style-name="P33"><text:span text:style-name="T4">Создать REST-эндпоинты, которые будут вызывать соответствующие gRPC-методы (например, </text:span><text:span text:style-name="Source_20_Text"><text:span text:style-name="T8">POST /api/log-level</text:span></text:span><text:span text:style-name="T4">).</text:span></text:p>
            </text:list-item>
            <text:list-item>
              <text:p text:style-name="P33"><text:span text:style-name="T4">Реализовать эндпоинт </text:span><text:span text:style-name="Source_20_Text"><text:span text:style-name="T8">GET /controller/smType</text:span></text:span><text:span text:style-name="T4">.</text:span></text:p>
            </text:list-item>
          </text:list>
        </text:list-item>
        <text:list-item>
          <text:p text:style-name="P32"><text:span text:style-name="Strong_20_Emphasis"><text:span text:style-name="T3">Сервис RETRANSLATOR</text:span></text:span><text:span text:style-name="T4">:</text:span></text:p>
          <text:list>
            <text:list-item>
              <text:p text:style-name="P12">Реализовать gRPC-сервер для управления.</text:p>
            </text:list-item>
            <text:list-item>
              <text:p text:style-name="P13">Реализовать логику чтения данных из PostgreSQL (с учетом флага отправки).</text:p>
            </text:list-item>
            <text:list-item>
              <text:p text:style-name="P13">Реализовать логику отправки на внешний сервер (начать с простого HTTP POST).</text:p>
            </text:list-item>
            <text:list-item>
              <text:p text:style-name="P13">Реализовать механизм повторных попыток при ошибках отправки.</text:p>
            </text:list-item>
            <text:list-item>
              <text:p text:style-name="P13">Интегрировать общий логгер и Prometheus.</text:p>
            </text:list-item>
          </text:list>
        </text:list-item>
      </text:list>
      <text:p text:style-name="P15"><text:span text:style-name="Strong_20_Emphasis"><text:span text:style-name="T3">Этап 3: Тестирование и отладка</text:span></text:span></text:p>
      <text:list xml:id="list306604491" text:style-name="L10">
        <text:list-item>
          <text:p text:style-name="P34"><text:span text:style-name="Strong_20_Emphasis"><text:span text:style-name="T3">Юнит-тесты</text:span></text:span><text:span text:style-name="T4">: Написать тесты для ключевых функций (парсинг протоколов, работа с БД, логика отправки).</text:span></text:p>
        </text:list-item>
        <text:list-item>
          <text:p text:style-name="P35"><text:span text:style-name="Strong_20_Emphasis"><text:span text:style-name="T3">Интеграционные тесты</text:span></text:span><text:span text:style-name="T4">: Протестировать взаимодействие сервисов. Запустить всю систему через </text:span><text:span text:style-name="Source_20_Text"><text:span text:style-name="T8">docker-compose</text:span></text:span><text:span text:style-name="T4">.</text:span></text:p>
          <text:list>
            <text:list-item>
              <text:p text:style-name="P34"><text:span text:style-name="T4">Отправить тестовые данные в </text:span><text:span text:style-name="Source_20_Text"><text:span text:style-name="T8">RECEIVER</text:span></text:span><text:span text:style-name="T4"> (например, с помощью утилиты </text:span><text:span text:style-name="Source_20_Text"><text:span text:style-name="T8">nc</text:span></text:span><text:span text:style-name="T4"> или специального скрипта).</text:span></text:p>
            </text:list-item>
            <text:list-item>
              <text:p text:style-name="P14">Проверить, что данные появились в NATS.</text:p>
            </text:list-item>
            <text:list-item>
              <text:p text:style-name="P14">Проверить, что данные сохранились в PostgreSQL.</text:p>
            </text:list-item>
            <text:list-item>
              <text:p text:style-name="P35"><text:span text:style-name="T4">Проверить, что </text:span><text:span text:style-name="Source_20_Text"><text:span text:style-name="T8">RETRANSLATOR</text:span></text:span><text:span text:style-name="T4"> считал и отправил данные.</text:span></text:p>
            </text:list-item>
            <text:list-item>
              <text:p text:style-name="P14">Проверить работу REST API (изменение уровня логов, получение статуса).</text:p>
            </text:list-item>
          </text:list>
        </text:list-item>
        <text:list-item>
          <text:p text:style-name="P35"><text:span text:style-name="Strong_20_Emphasis"><text:span text:style-name="T3">Тестирование отказоустойчивости</text:span></text:span><text:span text:style-name="T4">:</text:span></text:p>
          <text:list>
            <text:list-item>
              <text:p text:style-name="P34"><text:span text:style-name="T4">Во время работы системы остановить контейнер с NATS. Убедиться, что </text:span><text:span text:style-name="Source_20_Text"><text:span text:style-name="T8">RECEIVER</text:span></text:span><text:span text:style-name="T4"> закрыл порты. Запустить NATS, убедиться, что порты открылись.</text:span></text:p>
            </text:list-item>
            <text:list-item>
              <text:p text:style-name="P35"><text:span text:style-name="T4">Остановить PostgreSQL. Убедиться, что </text:span><text:span text:style-name="Source_20_Text"><text:span text:style-name="T8">WRITER</text:span></text:span><text:span text:style-name="T4"> накапливает данные. Запустить БД, убедиться, что данные записались.</text:span></text:p>
            </text:list-item>
          </text:list>
        </text:list-item>
      </text:list>
      <text:p text:style-name="P15"><text:span text:style-name="Strong_20_Emphasis"><text:span text:style-name="T3">Этап 4: Развёртывание и мониторинг</text:span></text:span></text:p>
      <text:list xml:id="list3407358536" text:style-name="L11">
        <text:list-item>
          <text:p text:style-name="P36"><text:span text:style-name="Strong_20_Emphasis"><text:span text:style-name="T3">Документация</text:span></text:span><text:span text:style-name="T4">: Написать README.md с инструкциями по сборке, запуску и настройке системы.</text:span></text:p>
        </text:list-item>
        <text:list-item>
          <text:p text:style-name="P37"><text:span text:style-name="Strong_20_Emphasis"><text:span text:style-name="T3">Настройка Prometheus</text:span></text:span><text:span text:style-name="T4">: Создать конфигурацию для Prometheus, чтобы он собирал метрики со всех сервисов.</text:span></text:p>
        </text:list-item>
        <text:list-item>
          <text:p text:style-name="P37"><text:span text:style-name="Strong_20_Emphasis"><text:span text:style-name="T3">Настройка Grafana (опционально)</text:span></text:span><text:span text:style-name="T4">: Создать дашборды в Grafana для визуализации метрик (количество принятых/отправленных пакетов, задержки, состояние сервисов).</text:span></text:p>
        </text:list-item>
        <text:list-item>
          <text:p text:style-name="P37"><text:span text:style-name="Strong_20_Emphasis"><text:span text:style-name="T3">CI/CD (опционально)</text:span></text:span><text:span text:style-name="T4">: Настроить конвейер непрерывной интеграции и доставки (например, с помощью GitLab CI или GitHub Actions) для автоматической сборки и тестирования при каждом коммите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17:49:20.008162064</meta:creation-date>
    <dc:date>2025-08-26T17:51:13.158484462</dc:date>
    <meta:editing-duration>PT1M53S</meta:editing-duration>
    <meta:editing-cycles>1</meta:editing-cycles>
    <meta:document-statistic meta:table-count="0" meta:image-count="0" meta:object-count="0" meta:page-count="1" meta:paragraph-count="163" meta:word-count="1652" meta:character-count="13305" meta:non-whitespace-character-count="10733"/>
    <meta:generator>LibreOffice/7.3.7.2$Linux_X86_64 LibreOffice_project/30$Build-2</meta:generator>
  </office:meta>
</office:document-meta>
</file>